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882bf"/>
    </style:style>
    <style:style style:name="T6" style:family="text">
      <style:text-properties officeooo:rsid="0039f358"/>
    </style:style>
    <style:style style:name="T7" style:family="text">
      <style:text-properties officeooo:rsid="003cce42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6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7">1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8T20:11:31.939078649</dc:date>
    <meta:editing-duration>PT1H49M52S</meta:editing-duration>
    <meta:editing-cycles>36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84" meta:non-whitespace-character-count="584"/>
  </office:meta>
</office:document-meta>
</file>